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Standard" style:family="paragraph">
      <style:paragraph-properties fo:line-height="0.1666in"/>
    </style:style>
    <style:style style:name="T18" style:parent-style-name="Internetlink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P20" style:parent-style-name="Standard" style:family="paragraph">
      <style:paragraph-properties fo:line-height="0.1666in"/>
    </style:style>
    <style:style style:name="T21" style:parent-style-name="Internetlink" style:family="text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/>
    </style:style>
    <style:style style:name="P23" style:parent-style-name="Standard" style:family="paragraph">
      <style:paragraph-properties fo:margin-top="0.1666in" fo:line-height="0.1666in"/>
    </style:style>
    <style:style style:name="T2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line-height="0.1666in"/>
    </style:style>
    <style:style style:name="T27" style:parent-style-name="DefaultParagraphFont" style:family="text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line-height="0.1666in"/>
    </style:style>
    <style:style style:name="T39" style:parent-style-name="DefaultParagraphFont" style:family="text">
      <style:text-properties style:font-name="Calibri" style:font-name-complex="Calibri"/>
    </style:style>
    <style:style style:name="T40" style:parent-style-name="Internetlink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/>
    </style:style>
    <style:style style:name="P43" style:parent-style-name="Standard" style:family="paragraph">
      <style:paragraph-properties fo:line-height="0.1666in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Internetlink" style:family="text">
      <style:text-properties style:font-name="Calibri" style:font-name-complex="Calibri"/>
    </style:style>
    <style:style style:name="T4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line-height="0.1666in"/>
    </style:style>
    <style:style style:name="T48" style:parent-style-name="DefaultParagraphFont" style:family="text">
      <style:text-properties style:font-name="Calibri" style:font-name-complex="Calibri"/>
    </style:style>
    <style:style style:name="T49" style:parent-style-name="Internetlink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line-height="0.1666in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Internetlink" style:family="text">
      <style:text-properties style:font-name="Calibri" style:font-name-complex="Calibri"/>
    </style:style>
    <style:style style:name="T5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0.1666in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Internetlink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line-height="0.1666in"/>
    </style:style>
    <style:style style:name="T60" style:parent-style-name="DefaultParagraphFont" style:family="text">
      <style:text-properties style:font-name="Calibri" style:font-name-complex="Calibri"/>
    </style:style>
    <style:style style:name="P61" style:parent-style-name="ListParagraph" style:family="paragraph">
      <style:paragraph-properties fo:margin-top="0.1666in" fo:line-height="0.1666in"/>
    </style:style>
    <style:style style:name="T6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3" style:parent-style-name="ListParagraph" style:family="paragraph">
      <style:paragraph-properties fo:margin-top="0.1666in" fo:margin-bottom="0.1666in" fo:line-height="0.1666in"/>
    </style:style>
    <style:style style:name="T6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5" style:parent-style-name="ListParagraph" style:family="paragraph">
      <style:paragraph-properties fo:margin-top="0.1666in" fo:margin-bottom="0.1666in" fo:line-height="0.1666in"/>
    </style:style>
    <style:style style:name="T6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margin-bottom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75" style:parent-style-name="Standard" style:family="paragraph">
      <style:paragraph-properties fo:margin-top="0.1666in" fo:margin-bottom="0.1666in"/>
    </style:style>
    <style:style style:name="T7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1" style:parent-style-name="Standard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4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8" style:parent-style-name="Standard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4" style:parent-style-name="Standard" style:family="paragraph">
      <style:paragraph-properties fo:margin-top="0.1666in" fo:margin-bottom="0.1666in"/>
    </style:style>
    <style:style style:name="T9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7" style:parent-style-name="DefaultParagraphFont" style:family="text">
      <style:text-properties fo:color="#202122" fo:font-size="10.5pt" style:font-size-asian="10.5pt" style:font-size-complex="10.5pt"/>
    </style:style>
    <style:style style:name="P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1" style:parent-style-name="Standard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4" style:parent-style-name="DefaultParagraphFont" style:family="text">
      <style:text-properties fo:color="#202122" fo:font-size="10.5pt" style:font-size-asian="10.5pt" style:font-size-complex="10.5pt"/>
    </style:style>
    <style:style style:name="T105" style:parent-style-name="Hyperlink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color="#202122" fo:font-size="10.5pt" style:font-size-asian="10.5pt" style:font-size-complex="10.5pt"/>
    </style:style>
    <style:style style:name="T107" style:parent-style-name="Hyperlink" style:family="text">
      <style:text-properties fo:font-size="10.5pt" style:font-size-asian="10.5pt" style:font-size-complex="10.5pt"/>
    </style:style>
    <style:style style:name="T108" style:parent-style-name="DefaultParagraphFont" style:family="text">
      <style:text-properties fo:color="#202122" fo:font-size="10.5pt" style:font-size-asian="10.5pt" style:font-size-complex="10.5pt"/>
    </style:style>
    <style:style style:name="P1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2" style:parent-style-name="Standard" style:family="paragraph">
      <style:paragraph-properties fo:margin-top="0.1666in" fo:margin-bottom="0.1666in"/>
    </style:style>
    <style:style style:name="T113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5" style:parent-style-name="DefaultParagraphFont" style:family="text">
      <style:text-properties fo:color="#202122" fo:font-size="10.5pt" style:font-size-asian="10.5pt" style:font-size-complex="10.5pt"/>
    </style:style>
    <style:style style:name="P1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9" style:parent-style-name="Standard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2" style:parent-style-name="DefaultParagraphFont" style:family="text">
      <style:text-properties fo:color="#202122" fo:font-size="10.5pt" style:font-size-asian="10.5pt" style:font-size-complex="10.5pt"/>
    </style:style>
    <style:style style:name="T123" style:parent-style-name="Hyperlink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color="#202122" fo:font-size="10.5pt" style:font-size-asian="10.5pt" style:font-size-complex="10.5pt"/>
    </style:style>
    <style:style style:name="P125" style:parent-style-name="Standard" style:family="paragraph">
      <style:paragraph-properties fo:margin-top="0.1666in" fo:margin-bottom="0.1666in"/>
    </style:style>
    <style:style style:name="T126" style:parent-style-name="DefaultParagraphFont" style:family="text">
      <style:text-properties fo:color="#202122" fo:font-size="10.5pt" style:font-size-asian="10.5pt" style:font-size-complex="10.5pt"/>
    </style:style>
    <style:style style:name="T127" style:parent-style-name="Hyperlink" style:family="text">
      <style:text-properties fo:font-size="10.5pt" style:font-size-asian="10.5pt" style:font-size-complex="10.5pt"/>
    </style:style>
    <style:style style:name="T128" style:parent-style-name="DefaultParagraphFont" style:family="text">
      <style:text-properties fo:color="#202122" fo:font-size="10.5pt" style:font-size-asian="10.5pt" style:font-size-complex="10.5pt"/>
    </style:style>
    <style:style style:name="P129" style:parent-style-name="Standard" style:family="paragraph">
      <style:paragraph-properties fo:margin-top="0.1666in" fo:margin-bottom="0.1666in"/>
      <style:text-properties fo:color="#202122" fo:font-size="10.5pt" style:font-size-asian="10.5pt" style:font-size-complex="10.5pt"/>
    </style:style>
    <style:style style:name="P130" style:parent-style-name="Standard" style:family="paragraph">
      <style:paragraph-properties fo:margin-top="0.1666in" fo:margin-bottom="0.1666in"/>
      <style:text-properties fo:color="#202122" fo:font-size="10.5pt" style:font-size-asian="10.5pt" style:font-size-complex="10.5pt"/>
    </style:style>
    <style:style style:name="P1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3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33" style:parent-style-name="Standard" style:family="paragraph">
      <style:paragraph-properties fo:break-before="page" fo:margin-top="0.1666in" fo:margin-bottom="0.1666in"/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8" style:parent-style-name="Standard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4" style:parent-style-name="Standard" style:family="paragraph">
      <style:paragraph-properties fo:margin-top="0.1666in" fo:margin-bottom="0.1666in"/>
    </style:style>
    <style:style style:name="T14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0" style:parent-style-name="Standard" style:family="paragraph">
      <style:paragraph-properties fo:margin-top="0.1666in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2" style:parent-style-name="Standard" style:family="paragraph"/>
    <style:style style:name="T1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4" style:parent-style-name="Standard" style:family="paragraph"/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6" style:parent-style-name="Standard" style:family="paragraph">
      <style:paragraph-properties fo:margin-bottom="0.1666in"/>
    </style:style>
    <style:style style:name="T1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/>
    </style:style>
    <style:style style:name="T15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1" style:parent-style-name="Standard" style:family="paragraph">
      <style:paragraph-properties fo:margin-top="0.1666in" fo:margin-bottom="0.1666in"/>
    </style:style>
    <style:style style:name="T162" style:parent-style-name="DefaultParagraphFont" style:family="text">
      <style:text-properties style:font-name="Libre Franklin" style:font-name-asian="Libre Franklin" style:font-name-complex="Libre Franklin" fo:color="#333333" fo:font-size="12pt" style:font-size-asian="12pt" style:font-size-complex="12pt"/>
    </style:style>
    <style:style style:name="P1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break-before="page" fo:margin-top="0.1666in" fo:margin-bottom="0.1666in"/>
    </style:style>
    <style:style style:name="T1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</style:style>
    <style:style style:name="T18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8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</style:style>
    <style:style style:name="T19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</style:style>
    <style:style style:name="T19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/>
    </style:style>
    <style:style style:name="T20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23" style:parent-style-name="Standard" style:family="paragraph">
      <style:paragraph-properties fo:break-before="page" fo:margin-top="0.1666in" fo:margin-bottom="0.1666in"/>
    </style:style>
    <style:style style:name="T2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</style:style>
    <style:style style:name="T23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</style:style>
    <style:style style:name="T24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6" style:parent-style-name="Standard" style:family="paragraph">
      <style:paragraph-properties fo:margin-top="0.1666in" fo:margin-bottom="0.1666in"/>
    </style:style>
    <style:style style:name="T2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4" style:parent-style-name="Standard" style:family="paragraph">
      <style:paragraph-properties fo:break-before="page"/>
    </style:style>
    <style:style style:name="T2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66" style:parent-style-name="Standard" style:family="paragraph">
      <style:paragraph-properties fo:margin-top="0.1666in" fo:margin-bottom="0.1666in"/>
    </style:style>
    <style:style style:name="T2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</style:style>
    <style:style style:name="T27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</style:style>
    <style:style style:name="T27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</style:style>
    <style:style style:name="T28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</style:style>
    <style:style style:name="T3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</style:style>
    <style:style style:name="T317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</style:style>
    <style:style style:name="T32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 fo:margin-left="0.25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35" style:parent-style-name="Standard" style:family="paragraph">
      <style:paragraph-properties fo:break-before="page" fo:margin-top="0.1666in" fo:margin-bottom="0.1666in"/>
    </style:style>
    <style:style style:name="T3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/>
    </style:style>
    <style:style style:name="T34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</style:style>
    <style:style style:name="T347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348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 text:continue-numbering="true">
        <text:list-item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ch 2020)</text:span></text:p>
            </text:list-item>
            <text:list-item>
              <text:p text:style-name="P17"><text:a xlink:href="https://www.indiatoday.in/education-today/featurephilia/story/meet-starbucks-marketing-brain-growth-india-963235-2017-03-01" office:target-frame-name="_top" xlink:show="replace"><text:span text:style-name="T18">https://www.indiatoday.in/education-today/featurephilia/story/meet-starbucks-marketing-brain-growth-india-963235-2017-03-01</text:span></text:a><text:span text:style-name="T19"><text:s/>(January 2018)</text:span></text:p>
            </text:list-item>
            <text:list-item>
              <text:p text:style-name="P20"><text:a xlink:href="https://brandequity.economictimes.indiatimes.com/news/marketing/for-starbucks-india-it-is-all-about-creating-the-third-place-experience/56140266" office:target-frame-name="_top" xlink:show="replace"><text:span text:style-name="T21">https://brandequity.economictimes.indiatimes.com/news/marketing/for-starbucks-india-it-is-all-about-creating-the-third-place-experience/56140266</text:span></text:a><text:span text:style-name="T22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3"><text:a xlink:href="https://stories.starbucks.com/stories/2012/starbucks-announces-beverage-innovation-using-green-coffee-extract-with-sta/" office:target-frame-name="_top" xlink:show="replace"><text:span text:style-name="T24">https://stories.starbucks.com/stories/2012/starbucks-announces-beverage-innovation-using-green-coffee-extract-with-sta/</text:span></text:a><text:span text:style-name="T25"><text:line-break/></text:span></text:p>
        </text:list-item>
        <text:list-item>
          <text:p text:style-name="P26"><text:span text:style-name="T27">Starbucks India menu (without prices):<text:s/></text:span><text:a xlink:href="https://www.starbucks.in/menu-list" office:target-frame-name="_top" xlink:show="replace"><text:span text:style-name="T28">https://www.starbucks.in/menu-list</text:span></text:a><text:span text:style-name="T29"><text:line-break/></text:span></text:p>
        </text:list-item>
        <text:list-item>
          <text:p text:style-name="P30"><text:span text:style-name="T31">Starbucks CP, New Delhi menu:<text:s/></text:span><text:a xlink:href="https://magicpin.in/New-Delhi/Connaught-Place-(Cp)/Restaurant/Starbucks/store/1217/menu/" office:target-frame-name="_top" xlink:show="replace"><text:span text:style-name="T32">https://magicpin.in/New-Delhi/Connaught-Place-(Cp)/Restaurant/Starbucks/store/1217/menu/</text:span></text:a><text:span text:style-name="T33"><text:line-break/></text:span></text:p>
        </text:list-item>
        <text:list-item>
          <text:p text:style-name="P34"><text:span text:style-name="T35">Starbucks Corporation’s Marketing Mix (4Ps) Analysis (2019):<text:s/></text:span><text:a xlink:href="http://panmore.com/starbucks-coffee-marketing-mix-4ps-analysis" office:target-frame-name="_top" xlink:show="replace"><text:span text:style-name="T36">http://panmore.com/starbucks-coffee-marketing-mix-4ps-analysis</text:span></text:a><text:span text:style-name="T37"><text:line-break/></text:span></text:p>
        </text:list-item>
        <text:list-item>
          <text:p text:style-name="P38"><text:span text:style-name="T39">Starbucks India Marketing Strategy (2016):<text:s/></text:span><text:a xlink:href="https://www.slideshare.net/Rjrockzcool/starbucks-india-marketing-strategy" office:target-frame-name="_top" xlink:show="replace"><text:span text:style-name="T40">https://www.slideshare.net/Rjrockzcool/starbucks-india-marketing-strategy</text:span></text:a><text:span text:style-name="T41"><text:s/></text:span><text:span text:style-name="T42"><text:line-break/></text:span></text:p>
        </text:list-item>
        <text:list-item>
          <text:p text:style-name="P43"><text:span text:style-name="T44">Entry of Starbucks in Indian Market (2016):<text:s/></text:span><text:a xlink:href="https://www.researchgate.net/publication/316600552_Case_Study-_Entry_of_Starbucks_in_Indian_Market" office:target-frame-name="_top" xlink:show="replace"><text:span text:style-name="T45">https://www.researchgate.net/publication/316600552_Case_Study-_Entry_of_Starbucks_in_Indian_Market</text:span></text:a><text:span text:style-name="T46"><text:line-break/></text:span></text:p>
        </text:list-item>
        <text:list-item>
          <text:p text:style-name="P47"><text:span text:style-name="T48">Starbucks Marketing Analysis (2015):<text:s/></text:span><text:a xlink:href="https://www.semanticscholar.org/paper/Starbucks-Marketing-Analysis-Katerina/1d21b5743764f3196cddcb95925059695dad6eeb" office:target-frame-name="_top" xlink:show="replace"><text:span text:style-name="T49">https://www.semanticscholar.org/paper/Starbucks-Marketing-Analysis-Katerina/1d21b5743764f3196cddcb95925059695dad6eeb</text:span></text:a><text:span text:style-name="T50"><text:line-break/></text:span></text:p>
        </text:list-item>
        <text:list-item>
          <text:p text:style-name="P51"><text:span text:style-name="T52">Strategic Marketing: A Case Study of Starbucks (2015):<text:s/></text:span><text:a xlink:href="https://www.slideshare.net/YeeJieNg/bumkt6923grouppresentation" office:target-frame-name="_top" xlink:show="replace"><text:span text:style-name="T53">https://www.slideshare.net/YeeJieNg/bumkt6923grouppresentation</text:span></text:a><text:span text:style-name="T54"><text:line-break/></text:span></text:p>
        </text:list-item>
        <text:list-item>
          <text:p text:style-name="P55"><text:span text:style-name="T56">Strategic Analysis of Starbucks Corporation (2014):<text:s/></text:span><text:a xlink:href="https://scholar.harvard.edu/files/nithingeereddy/files/starbucks_case_analysis.pdf" office:target-frame-name="_top" xlink:show="replace"><text:span text:style-name="T57">https://scholar.harvard.edu/files/nithingeereddy/files/starbucks_case_analysis.pdf</text:span></text:a><text:span text:style-name="T58"><text:line-break/></text:span></text:p>
        </text:list-item>
        <text:list-item>
          <text:p text:style-name="P59"><text:span text:style-name="T60">Other links:</text:span></text:p>
        </text:list-item>
      </text:list>
      <text:list text:style-name="WWNum3" text:continue-numbering="true">
        <text:list-item>
          <text:p text:style-name="P61"><text:a xlink:href="http://science.knote.com/2014/10/28/starbucks-productivity-secrets/" office:target-frame-name="_top" xlink:show="replace"><text:span text:style-name="T62">http://science.knote.com/2014/10/28/starbucks-productivity-secrets/</text:span></text:a></text:p>
        </text:list-item>
        <text:list-item>
          <text:p text:style-name="P63"><text:a xlink:href="http://panmore.com/starbucks-coffee-operations-management-10-decisions-areas-productivity" office:target-frame-name="_top" xlink:show="replace"><text:span text:style-name="T64">http://panmore.com/starbucks-coffee-operations-management-10-decisions-areas-productivity</text:span></text:a></text:p>
        </text:list-item>
        <text:list-item>
          <text:p text:style-name="P65"><text:a xlink:href="https://www.businessinsider.in/retail/5-ways-Starbucks-entices-you-to-spend-more-money/articleshow/46239542.cms" office:target-frame-name="_top" xlink:show="replace"><text:span text:style-name="T66">https://www.businessinsider.in/retail/5-ways-Starbucks-entices-you-to-spend-more-money/articleshow/46239542.cms</text:span></text:a><text:span text:style-name="T67"><text:s text:c="2"/></text:span></text:p>
        </text:list-item>
        <text:list-item>
          <text:p text:style-name="P68"><text:a xlink:href="https://www.business-standard.com/article/companies/starbucks-steps-up-its-india-game-116020301281_1.html" office:target-frame-name="_top" xlink:show="replace"><text:span text:style-name="T69">https://www.business-standard.com/article/companies/starbucks-steps-up-its-india-game-116020301281_1.html</text:span></text:a></text:p>
        </text:list-item>
      </text:list>
      <text:soft-page-break/>
      <text:p text:style-name="P70"><text:span text:style-name="T71">Questions on Product</text:span></text:p>
      <text:p text:style-name="P72"><text:span text:style-name="T73">Q1:</text:span><text:span text:style-name="T74"><text:s/>What is the core product of Starbucks?</text:span></text:p>
      <text:p text:style-name="P75"><text:span text:style-name="T76">A1:</text:span><text:span text:style-name="T77"><text:s/>The “Starbucks lifestyle”</text:span></text:p>
      <text:p text:style-name="P78"><text:span text:style-name="T79">Q2:</text:span><text:span text:style-name="T80"><text:s/>What are the actual and augmented products of Starbucks?</text:span></text:p>
      <text:p text:style-name="P81"><text:span text:style-name="T82">A2:</text:span><text:span text:style-name="T83"><text:s/>ACTUAL- premium coffees &amp; teas,sandwiches,desserts,CD’s,coffee packets, ice cream,etc.</text:span></text:p>
      <text:p text:style-name="P84"><text:s text:c="7"/>AUGMENTED- Free wireless internet,,prepaid Starbucks card,etc</text:p>
      <text:p text:style-name="P85"><text:span text:style-name="T86">Q3:</text:span><text:span text:style-name="T87"><text:s/>What are the various product categories offered by Starbucks?</text:span></text:p>
      <text:p text:style-name="P88"><text:span text:style-name="T89">A3:</text:span><text:span text:style-name="T90"><text:s/>Brewed coffees, Espresso-Hot &amp; Iced,Frappucino types,Tazo Tea, Classic favourites,Drinks,etc</text:span></text:p>
      <text:p text:style-name="P91"><text:span text:style-name="T92">Q4:</text:span><text:span text:style-name="T93"><text:s/>How has Starbucks adapted its product offering to suit the Indian market?</text:span></text:p>
      <text:p text:style-name="P94"><text:span text:style-name="T95">A4:</text:span><text:span text:style-name="T96"><text:s/></text:span><text:span text:style-name="T97">Starbucks in India has some Indian-style product offerings such as Tandoori Paneer Roll, Chocolate Rosso Malai Mousse, Malai Chom Chom Tiramisu, Elaichi Mewa Croissant, Chicken Kathi Roll and Murg Tikka Panini to suit Indian customers.</text:span></text:p>
      <text:p text:style-name="P98"><text:span text:style-name="T99">Q5:</text:span><text:span text:style-name="T100"><text:s/>How has Starbucks introduced healthy products in its range?</text:span></text:p>
      <text:p text:style-name="P101"><text:span text:style-name="T102">A5:</text:span><text:span text:style-name="T103"><text:s/></text:span><text:span text:style-name="T104">On November 10, 2011, Starbucks acquired juice company<text:s/></text:span><text:a xlink:href="https://en.wikipedia.org/wiki/Evolution_Fresh" office:target-frame-name="_top" xlink:show="replace"><text:span text:style-name="T105">Evolution Fresh</text:span></text:a><text:span text:style-name="T106"><text:s/>for $30 million in cash and planned to start a chain of juice bars starting in around the middle of 2012, venturing into territory staked out by<text:s/></text:span><text:a xlink:href="https://en.wikipedia.org/wiki/Jamba_Juice" office:target-frame-name="_top" xlink:show="replace"><text:span text:style-name="T107">Jamba Inc</text:span></text:a><text:span text:style-name="T108">. Its first store released in San Bernardino, California and plans for a store in San Francisco were to be launched in early 2013.</text:span></text:p>
      <text:p text:style-name="P109"><text:span text:style-name="T110">Q6:</text:span><text:span text:style-name="T111"><text:s/>Mention an innovation by Starbucks with regard to an existing product.</text:span></text:p>
      <text:p text:style-name="P112"><text:span text:style-name="T113">A6:</text:span><text:span text:style-name="T114"><text:s/></text:span><text:span text:style-name="T115">Each year between November-January, Starbucks releases new holiday merchandise, including new paper cups with various festive designs.</text:span></text:p>
      <text:p text:style-name="P116"><text:span text:style-name="T117">Q7:</text:span><text:span text:style-name="T118"><text:s/>What are some partnerships that Starbucks has entered, from the point of view of product?</text:span></text:p>
      <text:p text:style-name="P119"><text:span text:style-name="T120">A7:</text:span><text:span text:style-name="T121"><text:s/></text:span><text:span text:style-name="T122">Starbucks and<text:s/></text:span><text:a xlink:href="https://en.wikipedia.org/wiki/Kraft_Foods" office:target-frame-name="_top" xlink:show="replace"><text:span text:style-name="T123">Kraft Foods</text:span></text:a><text:span text:style-name="T124"><text:s/>entered into a partnership in 1998 to sell Starbucks products in the Mondelez grocery stores owned by the latter.</text:span></text:p>
      <text:p text:style-name="P125"><text:span text:style-name="T126">In 2015, Starbucks signed a deal with<text:s/></text:span><text:a xlink:href="https://en.wikipedia.org/wiki/PepsiCo" office:target-frame-name="_top" xlink:show="replace"><text:span text:style-name="T127">PepsiCo</text:span></text:a><text:span text:style-name="T128"><text:s/>to market and distribute Starbucks products in several Latin American countries.</text:span></text:p>
      <text:p text:style-name="P129"/>
      <text:p text:style-name="P130"/>
      <text:p text:style-name="P131"/>
      <text:p text:style-name="P132"/>
      <text:p text:style-name="P133"><text:span text:style-name="T134">Questions on Price</text:span></text:p>
      <text:p text:style-name="P135"><text:span text:style-name="T136">Q1:</text:span><text:span text:style-name="T137"><text:s/>What is the most expensive coffee that Starbucks in CP sells?</text:span></text:p>
      <text:p text:style-name="P138"><text:span text:style-name="T139">A1:</text:span><text:span text:style-name="T140"><text:s/>Super venti is the most expensive coffee that Starbucks in cp sells</text:span></text:p>
      <text:p text:style-name="P141"><text:span text:style-name="T142">Q2:</text:span><text:span text:style-name="T143"><text:s text:c="2"/>What is the least expensive coffee that Starbucks in CP sells?</text:span></text:p>
      <text:p text:style-name="P144"><text:span text:style-name="T145">A2:</text:span><text:span text:style-name="T146"><text:s/>The cheapest coffee at Starbucks would be Drip Coffee<text:s/></text:span></text:p>
      <text:p text:style-name="P147"><text:span text:style-name="T148">Q3:</text:span><text:span text:style-name="T149"><text:s/>Which of the following pricing strategies does Starbucks follow? Justify your answer.</text:span></text:p>
      <text:list text:style-name="WWNum2" text:continue-numbering="true">
        <text:list-item>
          <text:p text:style-name="P150"><text:span text:style-name="T151">Economy pricing strategy</text:span></text:p>
        </text:list-item>
        <text:list-item>
          <text:p text:style-name="P152"><text:span text:style-name="T153">Penetration pricing strategy</text:span></text:p>
        </text:list-item>
        <text:list-item>
          <text:p text:style-name="P154"><text:span text:style-name="T155">Skimming pricing strategy</text:span></text:p>
        </text:list-item>
        <text:list-item>
          <text:p text:style-name="P156"><text:span text:style-name="T157">Premium pricing strategy</text:span></text:p>
        </text:list-item>
      </text:list>
      <text:p text:style-name="P158"><text:span text:style-name="T159">A3:</text:span><text:span text:style-name="T160"><text:s/>Premium pricing strategy<text:s/></text:span></text:p>
      <text:p text:style-name="P161"><text:span text:style-name="T162">This pricing strategy takes advantage of the behavioral tendency of people to purchase more expensive products on the basis of the perceived correlation between high price and high value.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pan text:style-name="T179">Questions on Place</text:span></text:p>
      <text:p text:style-name="P180"><text:span text:style-name="T181">Q1:</text:span><text:span text:style-name="T182"><text:s/>How many cities in India have at least one Starbucks store?</text:span></text:p>
      <text:p text:style-name="P183"><text:span text:style-name="T184">A1:</text:span><text:span text:style-name="T185"><text:s/>06 Cities</text:span></text:p>
      <text:p text:style-name="P186"><text:span text:style-name="T187">Q2:</text:span><text:span text:style-name="T188"><text:s/>What is the total number of Starbucks stores in India?</text:span></text:p>
      <text:p text:style-name="P189"><text:span text:style-name="T190">A2:</text:span><text:span text:style-name="T191"><text:s/>24</text:span></text:p>
      <text:p text:style-name="P192"><text:span text:style-name="T193">Q3:</text:span><text:span text:style-name="T194"><text:s/>Which cities in India tend to have a Starbucks store? Why?</text:span></text:p>
      <text:p text:style-name="P195"><text:span text:style-name="T196">A3:</text:span><text:span text:style-name="T197"><text:s/>GOA. Cause Goa is the best tourist place and migration city, people around the world visit goa.</text:span></text:p>
      <text:p text:style-name="P198"><text:span text:style-name="T199">Q4:</text:span><text:span text:style-name="T200"><text:s/>Mention an innovation by Starbucks with regard to its store strategy.</text:span></text:p>
      <text:p text:style-name="P201"><text:span text:style-name="T202">A4:</text:span><text:span text:style-name="T203"><text:s/>Stealth Starbucks</text:span></text:p>
      <text:p text:style-name="P204"><text:span text:style-name="T205">Q5:</text:span><text:span text:style-name="T206"><text:s/>What are some partnerships that Starbucks has entered, from the point of view of the place?</text:span></text:p>
      <text:p text:style-name="P207"><text:span text:style-name="T208">A5:</text:span><text:span text:style-name="T209"><text:s/>PepsiCo &amp; Uber Eats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<text:span text:style-name="T224">Questions on Promotion</text:span></text:p>
      <text:p text:style-name="P225"><text:span text:style-name="T226">Q1:</text:span><text:span text:style-name="T227"><text:s/>What is the primary means of promotion for Starbucks?</text:span></text:p>
      <text:p text:style-name="P228"><text:span text:style-name="T229">A1:</text:span><text:span text:style-name="T230"><text:s/>Word of Mouth</text:span></text:p>
      <text:p text:style-name="P231"><text:span text:style-name="T232">Q2:</text:span><text:span text:style-name="T233"><text:s/>How does Starbucks go about executing its primary means of promotion?</text:span></text:p>
      <text:p text:style-name="P234"><text:span text:style-name="T235">A2:</text:span><text:span text:style-name="T236"><text:s/>BY Providing Best Customer experience</text:span></text:p>
      <text:p text:style-name="P237"><text:span text:style-name="T238">Q3:</text:span><text:span text:style-name="T239"><text:s/>What is meant by ‘Third Place’ in the context of the marketing strategy of Starbucks?</text:span></text:p>
      <text:p text:style-name="P240"><text:span text:style-name="T241">A3:</text:span><text:span text:style-name="T242"><text:s/>Create unique and relaxing “Experience" and “Atmosphere” for its customer through store design and interior.</text:span></text:p>
      <text:p text:style-name="P243"><text:span text:style-name="T244">Q4:</text:span><text:span text:style-name="T245"><text:s/>What is meant by ‘Fourth Place” in the context of the marketing strategy of Starbucks?</text:span></text:p>
      <text:p text:style-name="P246"><text:span text:style-name="T247">A4:</text:span><text:span text:style-name="T248"><text:s/>-----------------------------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><text:span text:style-name="T265">Questions on People</text:span></text:p>
      <text:p text:style-name="P266"><text:span text:style-name="T267">Q1:<text:s/></text:span><text:span text:style-name="T268">What are the primary target customer segments for Starbucks?</text:span></text:p>
      <text:p text:style-name="P269"><text:span text:style-name="T270">A1:</text:span><text:span text:style-name="T271"><text:s/>I think Middle-Higher income people are target customer segments for Starbucks. Hence, it serves every customer.</text:span></text:p>
      <text:p text:style-name="P272"><text:span text:style-name="T273">Q2:</text:span><text:span text:style-name="T274"><text:s/>What is the connection between the target customer segments for Starbucks and its choice of price and place?</text:span></text:p>
      <text:p text:style-name="P275"><text:span text:style-name="T276">A2:<text:s/></text:span><text:span text:style-name="T277">Starbucks target market is from Middle-Higher income office workers with a desire to purchase premium products.</text:span></text:p>
      <text:p text:style-name="P278"><text:span text:style-name="T279">Q3:</text:span><text:span text:style-name="T280"><text:s/>What are Starbucks employees called?</text:span></text:p>
      <text:p text:style-name="P281"><text:span text:style-name="T282">A3:</text:span><text:span text:style-name="T283"><text:s/>Starbucks employees are called as Partners.</text:span></text:p>
      <text:p text:style-name="P284"><text:span text:style-name="T285">Q4:</text:span><text:span text:style-name="T286"><text:s/>Mention an innovation by Starbucks with regard to its employee training.</text:span></text:p>
      <text:p text:style-name="P287"><text:span text:style-name="T288">A4:</text:span><text:span text:style-name="T289"><text:s text:c="2"/>Partnership with ASU.</text:span>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><text:span text:style-name="T306">Questions on Physical Evidence</text:span></text:p>
      <text:p text:style-name="P307"><text:span text:style-name="T308">Q1:</text:span><text:span text:style-name="T309"><text:s/>How does the Starbucks store layout contribute to its marketing strategy?</text:span></text:p>
      <text:p text:style-name="P310"><text:span text:style-name="T311">A1:</text:span><text:span text:style-name="T312"><text:s/>Creating a relaxing atmosphere for customers through its design and interior.</text:span></text:p>
      <text:p text:style-name="P313"><text:span text:style-name="T314">Q2:</text:span><text:span text:style-name="T315"><text:s/>What is the Starbucks logo?</text:span></text:p>
      <text:p text:style-name="P316"><text:span text:style-name="T317">A2:</text:span><text:span text:style-name="T318"><text:s/>Its Two Tailed Mermaid.</text:span></text:p>
      <text:p text:style-name="P319"><text:span text:style-name="T320">Q3:</text:span><text:span text:style-name="T321"><text:s/>Has the Starbucks logo evolved over time?</text:span></text:p>
      <text:p text:style-name="P322"><text:span text:style-name="T323">A3:</text:span><text:span text:style-name="T324"><text:s/>Yes.</text:span></text:p>
      <text:p text:style-name="P325"><text:span text:style-name="T326">Q4:</text:span><text:span text:style-name="T327"><text:s/>Can the Starbucks app be considered part of physical evidence in the 7 Ps framework? Justify your answer. <text:s text:c="2"/></text:span></text:p>
      <text:p text:style-name="P328"><text:span text:style-name="T329">A4:</text:span><text:span text:style-name="T330"><text:s/>Yes.</text:span></text:p>
      <text:p text:style-name="P331"/>
      <text:p text:style-name="P332"/>
      <text:p text:style-name="P333"/>
      <text:p text:style-name="P334"/>
      <text:p text:style-name="P335"><text:span text:style-name="T336">Questions on Process</text:span></text:p>
      <text:p text:style-name="P337"><text:span text:style-name="T338">Q1:</text:span><text:span text:style-name="T339"><text:s/>What is the process improvement philosophy that Starbucks adopted a decade ago to improve its productivity?</text:span></text:p>
      <text:p text:style-name="P340"><text:span text:style-name="T341">A1:</text:span><text:span text:style-name="T342"><text:s/>Starbucks released its mobile platform in June 2011.</text:span></text:p>
      <text:p text:style-name="P343"><text:span text:style-name="T344">Q2:</text:span><text:span text:style-name="T345"><text:s/>What are some of the key metrics that Starbucks uses to measure in-store productivity?</text:span></text:p>
      <text:p text:style-name="P346"><text:span text:style-name="T347">A2:</text:span><text:span text:style-name="T348"><text:s/>Starbucks café productivity &amp; Roasting plant productivity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fo:font-size="12pt" style:font-size-asian="12pt"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style:text-underline-type="none"/>
    </style:style>
    <style:style style:name="ListLabel29" style:display-name="ListLabel 29" style:family="text">
      <style:text-properties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/>
    </style:style>
    <style:style style:name="WW_CharLFO5LVL2" style:family="text">
      <style:text-properties style:font-name="Symbol"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DUL SHOEB MOHAMMED</dc:creator>
    <meta:creation-date>2021-10-29T18:27:00Z</meta:creation-date>
    <dc:date>2021-10-29T18:27:00Z</dc:date>
    <meta:template xlink:href="Normal.dotm" xlink:type="simple"/>
    <meta:editing-cycles>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8" meta:word-count="1401" meta:character-count="9375" meta:row-count="66" meta:non-whitespace-character-count="7992"/>
  </office:meta>
</office:document-meta>
</file>